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3AD00006593000040705BDCC069D059F10F.svm" manifest:media-type=""/>
  <manifest:file-entry manifest:full-path="Pictures/200004EA00005DA1000039E944E398477C80169B.svm" manifest:media-type=""/>
  <manifest:file-entry manifest:full-path="Pictures/200003F600007C8600002BA996018FB6A6F4523A.svm" manifest:media-type=""/>
  <manifest:file-entry manifest:full-path="Pictures/2000058C0000BEC00000744E91AF067067E37EFA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ca392" officeooo:paragraph-rsid="000ca392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officeooo:rsid="001973ba" officeooo:paragraph-rsid="001973ba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25f2d4" officeooo:paragraph-rsid="0025f2d4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25f2d4" officeooo:paragraph-rsid="0026e750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rsid="003183dc" officeooo:paragraph-rsid="003183dc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396861" officeooo:paragraph-rsid="00396861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47e90b" officeooo:paragraph-rsid="00470957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63a118" officeooo:paragraph-rsid="0063a118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63a118" officeooo:paragraph-rsid="0066c376" style:font-weight-asian="bold" style:font-weight-complex="bold"/>
    </style:style>
    <style:style style:name="P10" style:family="paragraph" style:parent-style-name="Standard">
      <style:paragraph-properties fo:line-height="150%"/>
      <style:text-properties officeooo:paragraph-rsid="000ca392"/>
    </style:style>
    <style:style style:name="P11" style:family="paragraph" style:parent-style-name="Standard">
      <style:paragraph-properties fo:line-height="150%"/>
      <style:text-properties officeooo:paragraph-rsid="0028ec7c"/>
    </style:style>
    <style:style style:name="P12" style:family="paragraph" style:parent-style-name="Standard">
      <style:paragraph-properties fo:line-height="150%"/>
      <style:text-properties officeooo:paragraph-rsid="00557f7d"/>
    </style:style>
    <style:style style:name="P13" style:family="paragraph" style:parent-style-name="Standard">
      <style:paragraph-properties fo:line-height="150%"/>
      <style:text-properties officeooo:paragraph-rsid="0070998c"/>
    </style:style>
    <style:style style:name="P14" style:family="paragraph" style:parent-style-name="Standard">
      <style:paragraph-properties fo:line-height="150%"/>
      <style:text-properties officeooo:paragraph-rsid="0077ab4a"/>
    </style:style>
    <style:style style:name="P15" style:family="paragraph" style:parent-style-name="Standard">
      <style:paragraph-properties fo:line-height="150%"/>
      <style:text-properties officeooo:rsid="000e9af4" officeooo:paragraph-rsid="000e9af4"/>
    </style:style>
    <style:style style:name="P16" style:family="paragraph" style:parent-style-name="Standard">
      <style:paragraph-properties fo:line-height="150%"/>
      <style:text-properties officeooo:rsid="000e9af4" officeooo:paragraph-rsid="0010154a"/>
    </style:style>
    <style:style style:name="P17" style:family="paragraph" style:parent-style-name="Standard">
      <style:paragraph-properties fo:line-height="150%"/>
      <style:text-properties officeooo:rsid="000e9af4" officeooo:paragraph-rsid="0037891d"/>
    </style:style>
    <style:style style:name="P18" style:family="paragraph" style:parent-style-name="Standard">
      <style:paragraph-properties fo:line-height="150%"/>
      <style:text-properties officeooo:rsid="000e9af4" officeooo:paragraph-rsid="005371a1"/>
    </style:style>
    <style:style style:name="P19" style:family="paragraph" style:parent-style-name="Standard">
      <style:paragraph-properties fo:line-height="150%"/>
      <style:text-properties officeooo:rsid="000e9af4" officeooo:paragraph-rsid="005ee8ed"/>
    </style:style>
    <style:style style:name="P20" style:family="paragraph" style:parent-style-name="Standard">
      <style:paragraph-properties fo:line-height="150%"/>
      <style:text-properties officeooo:rsid="000e9af4" officeooo:paragraph-rsid="0065ca84"/>
    </style:style>
    <style:style style:name="P21" style:family="paragraph" style:parent-style-name="Standard">
      <style:paragraph-properties fo:line-height="150%"/>
      <style:text-properties officeooo:rsid="0025f2d4" officeooo:paragraph-rsid="0025f2d4"/>
    </style:style>
    <style:style style:name="P22" style:family="paragraph" style:parent-style-name="Standard">
      <style:paragraph-properties fo:line-height="150%"/>
      <style:text-properties officeooo:rsid="002689e7" officeooo:paragraph-rsid="002689e7"/>
    </style:style>
    <style:style style:name="P23" style:family="paragraph" style:parent-style-name="Standard">
      <style:paragraph-properties fo:line-height="150%"/>
      <style:text-properties fo:font-weight="normal" officeooo:rsid="0027d0fd" officeooo:paragraph-rsid="0027d0fd" style:font-weight-asian="normal" style:font-weight-complex="normal"/>
    </style:style>
    <style:style style:name="P24" style:family="paragraph" style:parent-style-name="Standard">
      <style:paragraph-properties fo:line-height="150%"/>
      <style:text-properties fo:font-weight="normal" officeooo:rsid="0027d0fd" officeooo:paragraph-rsid="002f7af4" style:font-weight-asian="normal" style:font-weight-complex="normal"/>
    </style:style>
    <style:style style:name="P25" style:family="paragraph" style:parent-style-name="Standard">
      <style:paragraph-properties fo:line-height="150%"/>
      <style:text-properties officeooo:rsid="002aea23" officeooo:paragraph-rsid="002aea23"/>
    </style:style>
    <style:style style:name="P26" style:family="paragraph" style:parent-style-name="Standard">
      <style:paragraph-properties fo:line-height="150%"/>
      <style:text-properties officeooo:rsid="002dfd21" officeooo:paragraph-rsid="002dfd21"/>
    </style:style>
    <style:style style:name="P27" style:family="paragraph" style:parent-style-name="Standard">
      <style:paragraph-properties fo:line-height="150%"/>
      <style:text-properties officeooo:rsid="003af42d" officeooo:paragraph-rsid="00467886"/>
    </style:style>
    <style:style style:name="P28" style:family="paragraph" style:parent-style-name="Standard">
      <style:paragraph-properties fo:line-height="150%"/>
      <style:text-properties officeooo:rsid="00467886" officeooo:paragraph-rsid="00467886"/>
    </style:style>
    <style:style style:name="P29" style:family="paragraph" style:parent-style-name="Standard">
      <style:paragraph-properties fo:line-height="150%"/>
      <style:text-properties officeooo:rsid="00467886" officeooo:paragraph-rsid="0054bac6"/>
    </style:style>
    <style:style style:name="P30" style:family="paragraph" style:parent-style-name="Text_20_body">
      <style:paragraph-properties fo:line-height="150%"/>
      <style:text-properties officeooo:rsid="000e9af4" officeooo:paragraph-rsid="0024d60e"/>
    </style:style>
    <style:style style:name="P31" style:family="paragraph" style:parent-style-name="Text_20_body">
      <style:paragraph-properties fo:line-height="150%"/>
      <style:text-properties officeooo:paragraph-rsid="0024d60e"/>
    </style:style>
    <style:style style:name="P32" style:family="paragraph" style:parent-style-name="Standard">
      <style:paragraph-properties fo:line-height="150%"/>
      <style:text-properties officeooo:rsid="000e9af4" officeooo:paragraph-rsid="0037891d"/>
    </style:style>
    <style:style style:name="P33" style:family="paragraph" style:parent-style-name="Standard">
      <style:paragraph-properties fo:line-height="150%"/>
      <style:text-properties officeooo:rsid="000e9af4" officeooo:paragraph-rsid="000e9af4"/>
    </style:style>
    <style:style style:name="P34" style:family="paragraph" style:parent-style-name="Standard">
      <style:paragraph-properties fo:line-height="150%"/>
      <style:text-properties officeooo:rsid="00467886" officeooo:paragraph-rsid="00467886"/>
    </style:style>
    <style:style style:name="P35" style:family="paragraph" style:parent-style-name="Standard">
      <style:paragraph-properties fo:line-height="150%"/>
      <style:text-properties fo:font-style="normal" officeooo:rsid="000e9af4" officeooo:paragraph-rsid="006879d8" style:font-style-asian="normal" style:font-style-complex="normal"/>
    </style:style>
    <style:style style:name="P36" style:family="paragraph" style:parent-style-name="Standard">
      <style:paragraph-properties fo:line-height="150%"/>
      <style:text-properties fo:font-weight="bold" officeooo:rsid="005daf6b" officeooo:paragraph-rsid="0024d60e" style:font-weight-asian="bold" style:font-weight-complex="bold"/>
    </style:style>
    <style:style style:name="P37" style:family="paragraph" style:parent-style-name="Standard">
      <style:paragraph-properties fo:line-height="150%"/>
      <style:text-properties fo:font-weight="bold" officeooo:rsid="0063a118" officeooo:paragraph-rsid="0063a118" style:font-weight-asian="bold" style:font-weight-complex="bold"/>
    </style:style>
    <style:style style:name="P38" style:family="paragraph" style:parent-style-name="Standard">
      <style:paragraph-properties fo:line-height="150%"/>
      <style:text-properties fo:font-weight="bold" officeooo:rsid="007e98b4" officeooo:paragraph-rsid="007e98b4" style:font-weight-asian="bold" style:font-weight-complex="bold"/>
    </style:style>
    <style:style style:name="P39" style:family="paragraph" style:parent-style-name="Standard">
      <style:paragraph-properties fo:line-height="150%"/>
      <style:text-properties officeooo:paragraph-rsid="00243d5e"/>
    </style:style>
    <style:style style:name="P40" style:family="paragraph" style:parent-style-name="Standard">
      <style:paragraph-properties fo:line-height="150%"/>
      <style:text-properties officeooo:paragraph-rsid="008096de"/>
    </style:style>
    <style:style style:name="P41" style:family="paragraph" style:parent-style-name="Standard">
      <style:paragraph-properties fo:line-height="150%"/>
      <style:text-properties officeooo:paragraph-rsid="00839dd0"/>
    </style:style>
    <style:style style:name="P42" style:family="paragraph" style:parent-style-name="Standard">
      <style:paragraph-properties fo:line-height="150%"/>
      <style:text-properties officeooo:paragraph-rsid="008b7eda"/>
    </style:style>
    <style:style style:name="P43" style:family="paragraph" style:parent-style-name="Standard">
      <style:paragraph-properties fo:line-height="150%"/>
      <style:text-properties officeooo:paragraph-rsid="00f409d8"/>
    </style:style>
    <style:style style:name="P44" style:family="paragraph" style:parent-style-name="Standard">
      <style:paragraph-properties fo:line-height="150%"/>
      <style:text-properties officeooo:paragraph-rsid="00f5f237"/>
    </style:style>
    <style:style style:name="P45" style:family="paragraph" style:parent-style-name="Standard">
      <style:paragraph-properties fo:line-height="150%"/>
      <style:text-properties officeooo:paragraph-rsid="00fdeefb"/>
    </style:style>
    <style:style style:name="P46" style:family="paragraph" style:parent-style-name="Standard">
      <style:paragraph-properties fo:line-height="150%"/>
      <style:text-properties officeooo:paragraph-rsid="010259a7"/>
    </style:style>
    <style:style style:name="P47" style:family="paragraph" style:parent-style-name="Standard">
      <style:paragraph-properties fo:line-height="150%"/>
      <style:text-properties officeooo:paragraph-rsid="010ab0d4"/>
    </style:style>
    <style:style style:name="P48" style:family="paragraph" style:parent-style-name="Standard">
      <style:paragraph-properties fo:line-height="150%"/>
      <style:text-properties officeooo:paragraph-rsid="0110fa78"/>
    </style:style>
    <style:style style:name="P49" style:family="paragraph" style:parent-style-name="Standard">
      <style:paragraph-properties fo:line-height="150%"/>
      <style:text-properties officeooo:rsid="008ca09e" officeooo:paragraph-rsid="008ca09e"/>
    </style:style>
    <style:style style:name="P50" style:family="paragraph" style:parent-style-name="Standard">
      <style:paragraph-properties fo:line-height="150%"/>
      <style:text-properties fo:font-weight="normal" officeooo:rsid="008ca09e" officeooo:paragraph-rsid="008ca09e" style:font-weight-asian="normal" style:font-weight-complex="normal"/>
    </style:style>
    <style:style style:name="P51" style:family="paragraph" style:parent-style-name="Standard">
      <style:paragraph-properties fo:line-height="150%"/>
      <style:text-properties fo:font-weight="normal" officeooo:rsid="008ca09e" officeooo:paragraph-rsid="008dd9df" style:font-weight-asian="normal" style:font-weight-complex="normal"/>
    </style:style>
    <style:style style:name="P52" style:family="paragraph" style:parent-style-name="Standard">
      <style:paragraph-properties fo:line-height="150%"/>
      <style:text-properties fo:font-weight="normal" officeooo:rsid="008ca09e" officeooo:paragraph-rsid="00e0358e" style:font-weight-asian="normal" style:font-weight-complex="normal"/>
    </style:style>
    <style:style style:name="P53" style:family="paragraph" style:parent-style-name="Standard">
      <style:paragraph-properties fo:line-height="150%"/>
      <style:text-properties fo:font-weight="normal" officeooo:rsid="005daf6b" officeooo:paragraph-rsid="0024d60e" style:font-weight-asian="normal" style:font-weight-complex="normal"/>
    </style:style>
    <style:style style:name="P54" style:family="paragraph" style:parent-style-name="Standard">
      <style:paragraph-properties fo:line-height="150%"/>
      <style:text-properties fo:font-weight="normal" officeooo:rsid="0096d43b" officeooo:paragraph-rsid="00bee100" style:font-weight-asian="normal" style:font-weight-complex="normal"/>
    </style:style>
    <style:style style:name="P55" style:family="paragraph" style:parent-style-name="Standard">
      <style:paragraph-properties fo:line-height="150%"/>
      <style:text-properties fo:font-weight="normal" officeooo:rsid="0096d43b" officeooo:paragraph-rsid="00c56c06" style:font-weight-asian="normal" style:font-weight-complex="normal"/>
    </style:style>
    <style:style style:name="P56" style:family="paragraph" style:parent-style-name="Standard">
      <style:paragraph-properties fo:line-height="150%"/>
      <style:text-properties fo:font-weight="normal" officeooo:rsid="0096d43b" officeooo:paragraph-rsid="00c6e5cb" style:font-weight-asian="normal" style:font-weight-complex="normal"/>
    </style:style>
    <style:style style:name="P57" style:family="paragraph" style:parent-style-name="Standard">
      <style:paragraph-properties fo:line-height="150%"/>
      <style:text-properties fo:font-weight="normal" officeooo:rsid="0096d43b" officeooo:paragraph-rsid="00c8c1cf" style:font-weight-asian="normal" style:font-weight-complex="normal"/>
    </style:style>
    <style:style style:name="P58" style:family="paragraph" style:parent-style-name="Standard">
      <style:paragraph-properties fo:line-height="150%"/>
      <style:text-properties fo:font-weight="normal" officeooo:rsid="009cf6ce" officeooo:paragraph-rsid="009cf6ce" style:font-weight-asian="normal" style:font-weight-complex="normal"/>
    </style:style>
    <style:style style:name="P59" style:family="paragraph" style:parent-style-name="Standard">
      <style:paragraph-properties fo:line-height="150%"/>
      <style:text-properties fo:font-weight="normal" officeooo:rsid="009cf6ce" officeooo:paragraph-rsid="009e6fe3" style:font-weight-asian="normal" style:font-weight-complex="normal"/>
    </style:style>
    <style:style style:name="P60" style:family="paragraph" style:parent-style-name="Standard">
      <style:paragraph-properties fo:line-height="150%"/>
      <style:text-properties fo:font-weight="normal" officeooo:rsid="009cf6ce" officeooo:paragraph-rsid="009fd533" style:font-weight-asian="normal" style:font-weight-complex="normal"/>
    </style:style>
    <style:style style:name="P61" style:family="paragraph" style:parent-style-name="Standard">
      <style:paragraph-properties fo:line-height="150%"/>
      <style:text-properties fo:font-weight="normal" officeooo:rsid="009cf6ce" officeooo:paragraph-rsid="00a45343" style:font-weight-asian="normal" style:font-weight-complex="normal"/>
    </style:style>
    <style:style style:name="P62" style:family="paragraph" style:parent-style-name="Standard">
      <style:paragraph-properties fo:line-height="150%"/>
      <style:text-properties fo:font-weight="normal" officeooo:rsid="009cf6ce" officeooo:paragraph-rsid="00a5cc02" style:font-weight-asian="normal" style:font-weight-complex="normal"/>
    </style:style>
    <style:style style:name="P63" style:family="paragraph" style:parent-style-name="Standard">
      <style:paragraph-properties fo:line-height="150%"/>
      <style:text-properties fo:font-weight="normal" officeooo:rsid="009cf6ce" officeooo:paragraph-rsid="00a6e3dd" style:font-weight-asian="normal" style:font-weight-complex="normal"/>
    </style:style>
    <style:style style:name="P64" style:family="paragraph" style:parent-style-name="Standard">
      <style:paragraph-properties fo:line-height="150%"/>
      <style:text-properties fo:font-weight="normal" officeooo:rsid="009cf6ce" officeooo:paragraph-rsid="00a92d02" style:font-weight-asian="normal" style:font-weight-complex="normal"/>
    </style:style>
    <style:style style:name="P65" style:family="paragraph" style:parent-style-name="Standard">
      <style:paragraph-properties fo:line-height="150%"/>
      <style:text-properties fo:font-weight="normal" officeooo:rsid="009cf6ce" officeooo:paragraph-rsid="00a9f31f" style:font-weight-asian="normal" style:font-weight-complex="normal"/>
    </style:style>
    <style:style style:name="P66" style:family="paragraph" style:parent-style-name="Standard">
      <style:paragraph-properties fo:line-height="150%"/>
      <style:text-properties fo:font-weight="normal" officeooo:rsid="009cf6ce" officeooo:paragraph-rsid="00aa6114" style:font-weight-asian="normal" style:font-weight-complex="normal"/>
    </style:style>
    <style:style style:name="P67" style:family="paragraph" style:parent-style-name="Standard">
      <style:paragraph-properties fo:line-height="150%"/>
      <style:text-properties fo:font-weight="normal" officeooo:rsid="009cf6ce" officeooo:paragraph-rsid="00b247ca" style:font-weight-asian="normal" style:font-weight-complex="normal"/>
    </style:style>
    <style:style style:name="P68" style:family="paragraph" style:parent-style-name="Standard">
      <style:paragraph-properties fo:line-height="150%"/>
      <style:text-properties fo:font-weight="normal" officeooo:rsid="009cf6ce" officeooo:paragraph-rsid="00b4f065" style:font-weight-asian="normal" style:font-weight-complex="normal"/>
    </style:style>
    <style:style style:name="P69" style:family="paragraph" style:parent-style-name="Standard">
      <style:paragraph-properties fo:line-height="150%"/>
      <style:text-properties fo:font-weight="normal" officeooo:rsid="00a92d02" officeooo:paragraph-rsid="00ad8218" style:font-weight-asian="normal" style:font-weight-complex="normal"/>
    </style:style>
    <style:style style:name="P70" style:family="paragraph" style:parent-style-name="Standard">
      <style:paragraph-properties fo:line-height="150%"/>
      <style:text-properties fo:font-weight="normal" officeooo:rsid="00a92d02" officeooo:paragraph-rsid="00b247ca" style:font-weight-asian="normal" style:font-weight-complex="normal"/>
    </style:style>
    <style:style style:name="P71" style:family="paragraph" style:parent-style-name="Standard">
      <style:paragraph-properties fo:line-height="150%"/>
      <style:text-properties fo:font-weight="normal" officeooo:rsid="00a92d02" officeooo:paragraph-rsid="00b4f065" style:font-weight-asian="normal" style:font-weight-complex="normal"/>
    </style:style>
    <style:style style:name="P72" style:family="paragraph" style:parent-style-name="Standard">
      <style:paragraph-properties fo:line-height="150%"/>
      <style:text-properties fo:font-weight="normal" officeooo:rsid="00a92d02" officeooo:paragraph-rsid="00b5a71f" style:font-weight-asian="normal" style:font-weight-complex="normal"/>
    </style:style>
    <style:style style:name="P73" style:family="paragraph" style:parent-style-name="Standard">
      <style:paragraph-properties fo:line-height="150%"/>
      <style:text-properties fo:font-weight="normal" officeooo:rsid="00a92d02" officeooo:paragraph-rsid="00b7048b" style:font-weight-asian="normal" style:font-weight-complex="normal"/>
    </style:style>
    <style:style style:name="P74" style:family="paragraph" style:parent-style-name="Standard">
      <style:paragraph-properties fo:line-height="150%"/>
      <style:text-properties fo:font-weight="normal" officeooo:rsid="00a92d02" officeooo:paragraph-rsid="00b85b82" style:font-weight-asian="normal" style:font-weight-complex="normal"/>
    </style:style>
    <style:style style:name="P75" style:family="paragraph" style:parent-style-name="Standard">
      <style:paragraph-properties fo:line-height="150%"/>
      <style:text-properties fo:font-weight="normal" officeooo:rsid="00a92d02" officeooo:paragraph-rsid="00b8971f" style:font-weight-asian="normal" style:font-weight-complex="normal"/>
    </style:style>
    <style:style style:name="P76" style:family="paragraph" style:parent-style-name="Standard">
      <style:paragraph-properties fo:line-height="150%"/>
      <style:text-properties fo:font-weight="normal" officeooo:rsid="00a92d02" officeooo:paragraph-rsid="00b9837e" style:font-weight-asian="normal" style:font-weight-complex="normal"/>
    </style:style>
    <style:style style:name="P77" style:family="paragraph" style:parent-style-name="Standard">
      <style:paragraph-properties fo:line-height="150%"/>
      <style:text-properties fo:font-weight="normal" officeooo:rsid="00a92d02" officeooo:paragraph-rsid="00bc49db" style:font-weight-asian="normal" style:font-weight-complex="normal"/>
    </style:style>
    <style:style style:name="P78" style:family="paragraph" style:parent-style-name="Standard">
      <style:paragraph-properties fo:line-height="150%"/>
      <style:text-properties fo:font-weight="normal" officeooo:rsid="00c19ceb" officeooo:paragraph-rsid="00c19ceb" style:font-weight-asian="normal" style:font-weight-complex="normal"/>
    </style:style>
    <style:style style:name="P79" style:family="paragraph" style:parent-style-name="Standard">
      <style:paragraph-properties fo:line-height="150%"/>
      <style:text-properties fo:font-weight="normal" officeooo:rsid="00c19ceb" officeooo:paragraph-rsid="00c39aea" style:font-weight-asian="normal" style:font-weight-complex="normal"/>
    </style:style>
    <style:style style:name="P80" style:family="paragraph" style:parent-style-name="Standard">
      <style:paragraph-properties fo:line-height="150%"/>
      <style:text-properties fo:font-weight="normal" officeooo:rsid="00c19ceb" officeooo:paragraph-rsid="00cda630" style:font-weight-asian="normal" style:font-weight-complex="normal"/>
    </style:style>
    <style:style style:name="P81" style:family="paragraph" style:parent-style-name="Standard">
      <style:paragraph-properties fo:line-height="150%"/>
      <style:text-properties fo:font-weight="normal" officeooo:rsid="00c19ceb" officeooo:paragraph-rsid="010362a9" style:font-weight-asian="normal" style:font-weight-complex="normal"/>
    </style:style>
    <style:style style:name="P82" style:family="paragraph" style:parent-style-name="Standard">
      <style:paragraph-properties fo:line-height="150%"/>
      <style:text-properties fo:font-weight="normal" officeooo:rsid="0107015c" officeooo:paragraph-rsid="0107015c" style:font-weight-asian="normal" style:font-weight-complex="normal"/>
    </style:style>
    <style:style style:name="P83" style:family="paragraph" style:parent-style-name="Standard">
      <style:paragraph-properties fo:line-height="150%"/>
      <style:text-properties fo:font-weight="normal" officeooo:rsid="0112871d" officeooo:paragraph-rsid="0112871d" style:font-weight-asian="normal" style:font-weight-complex="normal"/>
    </style:style>
    <style:style style:name="P84" style:family="paragraph" style:parent-style-name="Standard">
      <style:paragraph-properties fo:line-height="150%"/>
      <style:text-properties fo:font-weight="normal" officeooo:rsid="0112871d" officeooo:paragraph-rsid="0113e51a" style:font-weight-asian="normal" style:font-weight-complex="normal"/>
    </style:style>
    <style:style style:name="P85" style:family="paragraph" style:parent-style-name="Standard">
      <style:paragraph-properties fo:line-height="150%"/>
      <style:text-properties fo:font-weight="normal" officeooo:rsid="0113e51a" officeooo:paragraph-rsid="0113e51a" style:font-weight-asian="normal" style:font-weight-complex="normal"/>
    </style:style>
    <style:style style:name="P86" style:family="paragraph" style:parent-style-name="Standard">
      <style:paragraph-properties fo:line-height="150%"/>
      <style:text-properties fo:font-weight="normal" officeooo:rsid="0113e51a" officeooo:paragraph-rsid="011825d2" style:font-weight-asian="normal" style:font-weight-complex="normal"/>
    </style:style>
    <style:style style:name="P87" style:family="paragraph" style:parent-style-name="Standard">
      <style:paragraph-properties fo:line-height="150%"/>
      <style:text-properties officeooo:rsid="0063a118" officeooo:paragraph-rsid="0063a118"/>
    </style:style>
    <style:style style:name="P88" style:family="paragraph" style:parent-style-name="Standard">
      <style:paragraph-properties fo:line-height="150%"/>
      <style:text-properties fo:font-style="italic" officeooo:paragraph-rsid="00d549b6" style:font-style-asian="italic" style:font-style-complex="italic"/>
    </style:style>
    <style:style style:name="P89" style:family="paragraph" style:parent-style-name="Standard">
      <style:paragraph-properties fo:line-height="150%"/>
      <style:text-properties officeooo:rsid="010259a7" officeooo:paragraph-rsid="010259a7"/>
    </style:style>
    <style:style style:name="P90" style:family="paragraph" style:parent-style-name="Standard">
      <style:paragraph-properties fo:line-height="150%"/>
      <style:text-properties officeooo:rsid="010e684a" officeooo:paragraph-rsid="010e684a"/>
    </style:style>
    <style:style style:name="P91" style:family="paragraph" style:parent-style-name="Standard">
      <style:paragraph-properties fo:line-height="150%"/>
      <style:text-properties officeooo:rsid="01100f5a" officeooo:paragraph-rsid="01100f5a"/>
    </style:style>
    <style:style style:name="P92" style:family="paragraph" style:parent-style-name="Standard">
      <style:paragraph-properties fo:line-height="150%"/>
      <style:text-properties officeooo:rsid="0110fa78" officeooo:paragraph-rsid="0110fa78"/>
    </style:style>
    <style:style style:name="P93" style:family="paragraph" style:parent-style-name="Standard">
      <style:paragraph-properties fo:line-height="150%"/>
      <style:text-properties officeooo:rsid="0112871d" officeooo:paragraph-rsid="0112871d"/>
    </style:style>
    <style:style style:name="P9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a39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e0f14" style:font-weight-asian="normal" style:font-weight-complex="normal"/>
    </style:style>
    <style:style style:name="T4" style:family="text">
      <style:text-properties fo:font-weight="normal" officeooo:rsid="008dd9df" style:font-weight-asian="normal" style:font-weight-complex="normal"/>
    </style:style>
    <style:style style:name="T5" style:family="text">
      <style:text-properties fo:font-weight="normal" officeooo:rsid="00a92d02" style:font-weight-asian="normal" style:font-weight-complex="normal"/>
    </style:style>
    <style:style style:name="T6" style:family="text">
      <style:text-properties fo:font-weight="normal" officeooo:rsid="00d2a9fb" style:font-weight-asian="normal" style:font-weight-complex="normal"/>
    </style:style>
    <style:style style:name="T7" style:family="text">
      <style:text-properties fo:font-weight="normal" officeooo:rsid="00b85b82" style:font-weight-asian="normal" style:font-weight-complex="normal"/>
    </style:style>
    <style:style style:name="T8" style:family="text">
      <style:text-properties fo:font-weight="normal" officeooo:rsid="00d49dbd" style:font-weight-asian="normal" style:font-weight-complex="normal"/>
    </style:style>
    <style:style style:name="T9" style:family="text">
      <style:text-properties fo:font-weight="normal" officeooo:rsid="00d549b6" style:font-weight-asian="normal" style:font-weight-complex="normal"/>
    </style:style>
    <style:style style:name="T10" style:family="text">
      <style:text-properties fo:font-weight="normal" officeooo:rsid="00e60229" style:font-weight-asian="normal" style:font-weight-complex="normal"/>
    </style:style>
    <style:style style:name="T11" style:family="text">
      <style:text-properties fo:font-weight="normal" officeooo:rsid="00e6ddc8" style:font-weight-asian="normal" style:font-weight-complex="normal"/>
    </style:style>
    <style:style style:name="T12" style:family="text">
      <style:text-properties fo:font-weight="normal" officeooo:rsid="00e83eeb" style:font-weight-asian="normal" style:font-weight-complex="normal"/>
    </style:style>
    <style:style style:name="T13" style:family="text">
      <style:text-properties fo:font-weight="normal" officeooo:rsid="00ea841a" style:font-weight-asian="normal" style:font-weight-complex="normal"/>
    </style:style>
    <style:style style:name="T14" style:family="text">
      <style:text-properties fo:font-weight="normal" officeooo:rsid="00f953b8" style:font-weight-asian="normal" style:font-weight-complex="normal"/>
    </style:style>
    <style:style style:name="T15" style:family="text">
      <style:text-properties fo:font-weight="normal" officeooo:rsid="00faff33" style:font-weight-asian="normal" style:font-weight-complex="normal"/>
    </style:style>
    <style:style style:name="T16" style:family="text">
      <style:text-properties officeooo:rsid="000dd95e"/>
    </style:style>
    <style:style style:name="T17" style:family="text">
      <style:text-properties officeooo:rsid="000e9af4"/>
    </style:style>
    <style:style style:name="T18" style:family="text">
      <style:text-properties officeooo:rsid="0010154a"/>
    </style:style>
    <style:style style:name="T19" style:family="text">
      <style:text-properties officeooo:rsid="001101da"/>
    </style:style>
    <style:style style:name="T20" style:family="text">
      <style:text-properties officeooo:rsid="001b647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dd9df" style:font-weight-asian="bold" style:font-weight-complex="bold"/>
    </style:style>
    <style:style style:name="T23" style:family="text">
      <style:text-properties fo:font-weight="bold" officeooo:rsid="008096de" style:font-weight-asian="bold" style:font-weight-complex="bold"/>
    </style:style>
    <style:style style:name="T24" style:family="text">
      <style:text-properties fo:font-weight="bold" officeooo:rsid="00a22f1c" style:font-weight-asian="bold" style:font-weight-complex="bold"/>
    </style:style>
    <style:style style:name="T25" style:family="text">
      <style:text-properties fo:font-weight="bold" officeooo:rsid="00c06be3" style:font-weight-asian="bold" style:font-weight-complex="bold"/>
    </style:style>
    <style:style style:name="T26" style:family="text">
      <style:text-properties fo:font-weight="bold" officeooo:rsid="00c56c06" style:font-weight-asian="bold" style:font-weight-complex="bold"/>
    </style:style>
    <style:style style:name="T27" style:family="text">
      <style:text-properties fo:font-weight="bold" officeooo:rsid="00c39aea" style:font-weight-asian="bold" style:font-weight-complex="bold"/>
    </style:style>
    <style:style style:name="T28" style:family="text">
      <style:text-properties fo:font-weight="bold" officeooo:rsid="00c6e5cb" style:font-weight-asian="bold" style:font-weight-complex="bold"/>
    </style:style>
    <style:style style:name="T29" style:family="text">
      <style:text-properties fo:font-weight="bold" officeooo:rsid="00c8c1cf" style:font-weight-asian="bold" style:font-weight-complex="bold"/>
    </style:style>
    <style:style style:name="T30" style:family="text">
      <style:text-properties fo:font-weight="bold" officeooo:rsid="00d2a9fb" style:font-weight-asian="bold" style:font-weight-complex="bold"/>
    </style:style>
    <style:style style:name="T31" style:family="text">
      <style:text-properties fo:font-weight="bold" officeooo:rsid="00e3461a" style:font-weight-asian="bold" style:font-weight-complex="bold"/>
    </style:style>
    <style:style style:name="T32" style:family="text">
      <style:text-properties fo:font-weight="bold" officeooo:rsid="008ca09e" style:font-weight-asian="bold" style:font-weight-complex="bold"/>
    </style:style>
    <style:style style:name="T33" style:family="text">
      <style:text-properties fo:font-weight="bold" officeooo:rsid="01033c07" style:font-weight-asian="bold" style:font-weight-complex="bold"/>
    </style:style>
    <style:style style:name="T34" style:family="text">
      <style:text-properties officeooo:rsid="0028ec7c"/>
    </style:style>
    <style:style style:name="T35" style:family="text">
      <style:text-properties officeooo:rsid="002f7af4"/>
    </style:style>
    <style:style style:name="T36" style:family="text">
      <style:text-properties officeooo:rsid="00396861"/>
    </style:style>
    <style:style style:name="T37" style:family="text">
      <style:text-properties officeooo:rsid="0047e90b"/>
    </style:style>
    <style:style style:name="T38" style:family="text">
      <style:text-properties officeooo:rsid="005371a1"/>
    </style:style>
    <style:style style:name="T39" style:family="text">
      <style:text-properties officeooo:rsid="00557f7d"/>
    </style:style>
    <style:style style:name="T40" style:family="text">
      <style:text-properties officeooo:rsid="0066c376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2849c" style:font-style-asian="normal" style:font-style-complex="normal"/>
    </style:style>
    <style:style style:name="T43" style:family="text">
      <style:text-properties fo:font-style="normal" officeooo:rsid="00151725" style:font-style-asian="normal" style:font-style-complex="normal"/>
    </style:style>
    <style:style style:name="T44" style:family="text">
      <style:text-properties fo:font-style="normal" officeooo:rsid="000e9af4" style:font-style-asian="normal" style:font-style-complex="normal"/>
    </style:style>
    <style:style style:name="T45" style:family="text">
      <style:text-properties fo:font-style="normal" officeooo:rsid="006e0f14" style:font-style-asian="normal" style:font-style-complex="normal"/>
    </style:style>
    <style:style style:name="T46" style:family="text">
      <style:text-properties fo:font-style="normal" officeooo:rsid="0070998c" style:font-style-asian="normal" style:font-style-complex="normal"/>
    </style:style>
    <style:style style:name="T47" style:family="text">
      <style:text-properties fo:font-style="normal" officeooo:rsid="0070fcf1" style:font-style-asian="normal" style:font-style-complex="normal"/>
    </style:style>
    <style:style style:name="T48" style:family="text">
      <style:text-properties fo:font-style="normal" officeooo:rsid="0072f911" style:font-style-asian="normal" style:font-style-complex="normal"/>
    </style:style>
    <style:style style:name="T49" style:family="text">
      <style:text-properties fo:font-style="normal" officeooo:rsid="0073bbd6" style:font-style-asian="normal" style:font-style-complex="normal"/>
    </style:style>
    <style:style style:name="T50" style:family="text">
      <style:text-properties fo:font-style="normal" officeooo:rsid="007b4146" style:font-style-asian="normal" style:font-style-complex="normal"/>
    </style:style>
    <style:style style:name="T51" style:family="text">
      <style:text-properties officeooo:rsid="008096de"/>
    </style:style>
    <style:style style:name="T52" style:family="text">
      <style:text-properties officeooo:rsid="00839dd0"/>
    </style:style>
    <style:style style:name="T53" style:family="text">
      <style:text-properties fo:font-style="italic" officeooo:rsid="00839dd0" style:font-style-asian="italic" style:font-style-complex="italic"/>
    </style:style>
    <style:style style:name="T54" style:family="text">
      <style:text-properties officeooo:rsid="008dd9df"/>
    </style:style>
    <style:style style:name="T55" style:family="text">
      <style:text-properties officeooo:rsid="0092315b"/>
    </style:style>
    <style:style style:name="T56" style:family="text">
      <style:text-properties officeooo:rsid="009568f4"/>
    </style:style>
    <style:style style:name="T57" style:family="text">
      <style:text-properties officeooo:rsid="0097d94d"/>
    </style:style>
    <style:style style:name="T58" style:family="text">
      <style:text-properties officeooo:rsid="009e6fe3"/>
    </style:style>
    <style:style style:name="T59" style:family="text">
      <style:text-properties officeooo:rsid="009fd533"/>
    </style:style>
    <style:style style:name="T60" style:family="text">
      <style:text-properties officeooo:rsid="00a01041"/>
    </style:style>
    <style:style style:name="T61" style:family="text">
      <style:text-properties officeooo:rsid="00a17d83"/>
    </style:style>
    <style:style style:name="T62" style:family="text">
      <style:text-properties officeooo:rsid="00a22f1c"/>
    </style:style>
    <style:style style:name="T63" style:family="text">
      <style:text-properties officeooo:rsid="00a45343"/>
    </style:style>
    <style:style style:name="T64" style:family="text">
      <style:text-properties officeooo:rsid="00a92d02"/>
    </style:style>
    <style:style style:name="T65" style:family="text">
      <style:text-properties officeooo:rsid="00ace888"/>
    </style:style>
    <style:style style:name="T66" style:family="text">
      <style:text-properties officeooo:rsid="00b247ca"/>
    </style:style>
    <style:style style:name="T67" style:family="text">
      <style:text-properties officeooo:rsid="00b4f065"/>
    </style:style>
    <style:style style:name="T68" style:family="text">
      <style:text-properties officeooo:rsid="00b7048b"/>
    </style:style>
    <style:style style:name="T69" style:family="text">
      <style:text-properties officeooo:rsid="00b85b82"/>
    </style:style>
    <style:style style:name="T70" style:family="text">
      <style:text-properties officeooo:rsid="00c06be3"/>
    </style:style>
    <style:style style:name="T71" style:family="text">
      <style:text-properties officeooo:rsid="00c39aea"/>
    </style:style>
    <style:style style:name="T72" style:family="text">
      <style:text-properties officeooo:rsid="00c9e1d9"/>
    </style:style>
    <style:style style:name="T73" style:family="text">
      <style:text-properties officeooo:rsid="00cb6ab4"/>
    </style:style>
    <style:style style:name="T74" style:family="text">
      <style:text-properties fo:language="en" fo:country="US"/>
    </style:style>
    <style:style style:name="T75" style:family="text">
      <style:text-properties fo:language="en" fo:country="US" officeooo:rsid="00e4ac8f"/>
    </style:style>
    <style:style style:name="T76" style:family="text">
      <style:text-properties fo:language="en" fo:country="US" officeooo:rsid="00ea841a"/>
    </style:style>
    <style:style style:name="T77" style:family="text">
      <style:text-properties fo:language="en" fo:country="US" officeooo:rsid="00ec79d6"/>
    </style:style>
    <style:style style:name="T78" style:family="text">
      <style:text-properties fo:language="en" fo:country="US" officeooo:rsid="00ed109b"/>
    </style:style>
    <style:style style:name="T79" style:family="text">
      <style:text-properties fo:language="en" fo:country="US" fo:font-weight="normal" officeooo:rsid="008dd9df" style:font-weight-asian="normal" style:font-weight-complex="normal"/>
    </style:style>
    <style:style style:name="T80" style:family="text">
      <style:text-properties fo:language="en" fo:country="US" officeooo:rsid="00fdd94d"/>
    </style:style>
    <style:style style:name="T81" style:family="text">
      <style:text-properties fo:language="en" fo:country="US" officeooo:rsid="0110fa78"/>
    </style:style>
    <style:style style:name="T82" style:family="text">
      <style:text-properties officeooo:rsid="00f409d8"/>
    </style:style>
    <style:style style:name="T83" style:family="text">
      <style:text-properties officeooo:rsid="01009e24"/>
    </style:style>
    <style:style style:name="T84" style:family="text">
      <style:text-properties officeooo:rsid="0027d0fd"/>
    </style:style>
    <style:style style:name="T85" style:family="text">
      <style:text-properties officeooo:rsid="01032b2b"/>
    </style:style>
    <style:style style:name="T86" style:family="text">
      <style:text-properties officeooo:rsid="010889ea"/>
    </style:style>
    <style:style style:name="T87" style:family="text">
      <style:text-properties officeooo:rsid="01100f5a"/>
    </style:style>
    <style:style style:name="T88" style:family="text">
      <style:text-properties officeooo:rsid="0110fa78"/>
    </style:style>
    <style:style style:name="T89" style:family="text">
      <style:text-properties officeooo:rsid="0112871d"/>
    </style:style>
    <style:style style:name="T90" style:family="text">
      <style:text-properties officeooo:rsid="0113e51a"/>
    </style:style>
    <style:style style:name="T91" style:family="text">
      <style:text-properties officeooo:rsid="0115a54e"/>
    </style:style>
    <style:style style:name="T92" style:family="text">
      <style:text-properties officeooo:rsid="0119f59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ptoVar USER’<text:span text:style-name="T20">S</text:span> MANUAL</text:p>
      <text:p text:style-name="P10"/>
      <text:p text:style-name="P2">O<text:span text:style-name="T36">VERVIEW</text:span></text:p>
      <text:p text:style-name="P2"/>
      <text:p text:style-name="P42">PeptoVar <text:span text:style-name="T1">(</text:span><text:span text:style-name="Strong_20_Emphasis"><text:span text:style-name="T1">Pept</text:span></text:span><text:span text:style-name="T1">ides </text:span><text:span text:style-name="Strong_20_Emphasis"><text:span text:style-name="T1">o</text:span></text:span><text:span text:style-name="T1">f </text:span><text:span text:style-name="Strong_20_Emphasis"><text:span text:style-name="T1">Var</text:span></text:span><text:span text:style-name="T1">iations) </text:span>is a <text:span text:style-name="T20">pure Python3 </text:span>program for personalization of protein coding genes and <text:span text:style-name="T16">population-wide </text:span>peptidome generation. PeptoVar <text:span text:style-name="T52">can be used for </text:span><text:span text:style-name="T53">in-silico</text:span><text:span text:style-name="T52"> prediction (Fig. 1) of new minor histocompatibility antigen (MiHa) or for tandem mass spectrometry based peptide database searching.</text:span></text:p>
      <text:p text:style-name="P39"/>
      <text:p text:style-name="P39"><draw:frame text:anchor-type="paragraph" draw:z-index="0" draw:name="Shape1" draw:style-name="gr1" draw:text-style-name="P94" svg:width="6.5598in" svg:height="4.0004in" svg:x="0in" svg:y="-0.1374in"><draw:image xlink:href="Pictures/2000058C0000BEC00000744E91AF067067E37EFA.svm" xlink:type="simple" xlink:show="embed" xlink:actuate="onLoad"><text:p/></draw:image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span text:style-name="T23">Fig. 1</text:span><text:span text:style-name="T51"> The variant of a pipeline for MiHa prediction.</text:span></text:p>
      <text:p text:style-name="P40"/>
      <text:p text:style-name="P40"/>
      <text:p text:style-name="P15"><text:span text:style-name="T55">F</text:span>eatures:</text:p>
      <text:p text:style-name="P15">- generate peptides for combinations of genome variations in the population</text:p>
      <text:p text:style-name="P15">- make personalized peptidomes for selected samples (useful for data like 1000 Genome project) </text:p>
      <text:p text:style-name="P15">- select unique peptides for the pair of samples (useful for simulation of the stem cell transplantation)</text:p>
      <text:p text:style-name="P15">- determine variation translation dependencies</text:p>
      <text:p text:style-name="P15">- classify variations (synonymous / non-synonymous) according to translation dependencies</text:p>
      <text:p text:style-name="P15">- treat unphased variation data</text:p>
      <text:p text:style-name="P15"/>
      <text:p text:style-name="P17"><text:soft-page-break/>Input data:</text:p>
      <text:p text:style-name="P17">- genome annotation</text:p>
      <text:p text:style-name="P17">- set of variations</text:p>
      <text:p text:style-name="P3"/>
      <text:p text:style-name="P5">R<text:span text:style-name="T36">EQUIREMENTS</text:span></text:p>
      <text:p text:style-name="P5"/>
      <text:p text:style-name="P22">Platforms:</text:p>
      <text:p text:style-name="P22">Linux, Mac OS</text:p>
      <text:p text:style-name="P22"/>
      <text:p text:style-name="P21">Dependencies:</text:p>
      <text:p text:style-name="P43"><text:span text:style-name="T82">python &gt;= 3.5 </text:span></text:p>
      <text:p text:style-name="P44"><text:span text:style-name="T82">pysam module &gt;= 0.11.2.2</text:span></text:p>
      <text:p text:style-name="P21"/>
      <text:p text:style-name="P6">INSTALLATION</text:p>
      <text:p text:style-name="P4"/>
      <text:p text:style-name="P23">1) install pysam module <text:span text:style-name="T83">with pip</text:span>:</text:p>
      <text:p text:style-name="P24"><text:tab/><text:span text:style-name="T35">pip3 install pysam</text:span></text:p>
      <text:p text:style-name="P24"/>
      <text:p text:style-name="P46"><text:span text:style-name="T84">2) download latest stable PeptoVar build from the project release page: <text:tab/></text:span><text:a xlink:type="simple" xlink:href="https://github.com/DMalko/PeptoVar/releases/latest" text:style-name="Internet_20_link" text:visited-style-name="Visited_20_Internet_20_Link"><text:span text:style-name="T84">https://github.com/DMalko/PeptoVar/releases/latest</text:span></text:a></text:p>
      <text:p text:style-name="P46"><text:span text:style-name="T84"><text:tab/>and unzip the archive</text:span></text:p>
      <text:p text:style-name="P89"><text:span text:style-name="T85">or clone PeptoVar using git:</text:span></text:p>
      <text:p text:style-name="P89"><text:span text:style-name="T34"><text:tab/>git clone </text:span><text:a xlink:type="simple" xlink:href="https://github.com/DMalko/PeptoVar" text:style-name="Internet_20_link" text:visited-style-name="Visited_20_Internet_20_Link"><text:span text:style-name="T34">https://github.com/DMalko/PeptoVar</text:span></text:a></text:p>
      <text:p text:style-name="P11"/>
      <text:p text:style-name="P26">3) add resulting folder to your ``PATH`` variable</text:p>
      <text:p text:style-name="P26">or add symbolic link for ``PeptoVar`` script to your ``bin`` folder</text:p>
      <text:p text:style-name="P26">or use PeptoVar directly by specifying full path to the executable script</text:p>
      <text:p text:style-name="P25"/>
      <text:p text:style-name="P7">USAGE</text:p>
      <text:p text:style-name="P27"/>
      <text:p text:style-name="P28">PeptoVar.py [-h] [-gff file.gff] [-fasta file.fasta] [-vcf file.vcf.gz]</text:p>
      <text:p text:style-name="P29"><text:s text:c="19"/>[-tmpdir dirpath] [-samples sample_name1 [sample_name2]]</text:p>
      <text:p text:style-name="P28"><text:s text:c="19"/>[-minaf THRESHOLD] [-var all | used] [-nopt]</text:p>
      <text:p text:style-name="P28"><text:s text:c="19"/>[-peptlen LENGTH1 [LENGTH<text:span text:style-name="T37">2</text:span> ...]] [-outdir dirpath]</text:p>
      <text:p text:style-name="P28"><text:s text:c="19"/>[-indir dirpath] [-trnlist transcriptID [transcriptID ...]] [-trnfile transcriptID.txt]</text:p>
      <text:p text:style-name="P15"><text:soft-page-break/></text:p>
      <text:p text:style-name="P18">-<text:span text:style-name="T38">h show this help message and exit</text:span></text:p>
      <text:p text:style-name="P15">-gff GFF input file</text:p>
      <text:p text:style-name="P15">-fasta FASTA input file <text:span text:style-name="T56">(use if GFF file has no sequences)</text:span></text:p>
      <text:p text:style-name="P20">-vcf VCF input file (requirements see in INPUT FILE FORMAT paragraph) </text:p>
      <text:p text:style-name="P20">-tmpdir TEMP directory</text:p>
      <text:p text:style-name="P15">-samples <text:span text:style-name="T19">a </text:span>sample name or <text:span text:style-name="T19">a </text:span>pair of names in VCF file; for two samples (donor/<text:span text:style-name="T18">patient</text:span>) only unique peptides will be represented</text:p>
      <text:p text:style-name="P15">-minaf allele frequency (AF) threshold; alleles with AF &lt; THRESHOLD will be ignored (AF=0 will be set for alleles with no <text:span text:style-name="T18">AF </text:span>data)</text:p>
      <text:p text:style-name="P15">-var <text:span text:style-name="T18">(</text:span>all | used<text:span text:style-name="T18">)</text:span> save translated polymorphisms (all or only used to make peptides)</text:p>
      <text:p text:style-name="P12"><text:span text:style-name="T17">-nopt do not use optimization, <text:s/></text:span>i.e. <text:span text:style-name="T39">all alleles of synonymous variations will be</text:span> <text:span text:style-name="T39">used (may cause high CPU load and memory usage)</text:span></text:p>
      <text:p text:style-name="P15">-peptlen lengths of peptides (0 - full-length proteins)</text:p>
      <text:p text:style-name="P15">-outdir output directory (will be created if not exists, defaul<text:span text:style-name="T18">t: </text:span>./output)</text:p>
      <text:p text:style-name="P19">-indir input directory for files *.vcf.gz, *.vcf.gz.tbi, *.gff and *.fasta <text:span text:style-name="T18">(</text:span>if no sequences in GFF file<text:span text:style-name="T18">)</text:span>; the files MUST have the same name for each locus (chromosome)</text:p>
      <text:p text:style-name="P16">-trnlist list of transcriptID for processing</text:p>
      <text:p text:style-name="P15">-trnfile one column text file with the transcriptID list for processing</text:p>
      <text:p text:style-name="P15"/>
      <text:p text:style-name="P9"><text:span text:style-name="T40">IN</text:span>PUT FILE FORMATS</text:p>
      <text:p text:style-name="P9"/>
      <text:p text:style-name="P13"><text:span text:style-name="T3">PeptoVar uses genome annotation data in </text:span><text:span text:style-name="T44">GFF3 format </text:span><text:span text:style-name="T43">(</text:span><text:a xlink:type="simple" xlink:href="http://gmod.org/wiki/GFF3" text:style-name="Internet_20_link" text:visited-style-name="Visited_20_Internet_20_Link"><text:span text:style-name="T43">http://gmod.org/wiki/GFF3</text:span></text:a><text:span text:style-name="T43">). Note that </text:span><text:span text:style-name="T46">o</text:span><text:span text:style-name="T45">nly records with CDS type are processed and grouped by </text:span><text:span text:style-name="T41">Parent identifiers</text:span><text:span text:style-name="T45">.</text:span></text:p>
      <text:p text:style-name="P35"/>
      <text:p text:style-name="P14"><text:span text:style-name="T44">VCF files </text:span><text:span text:style-name="T47">with genetic variation</text:span><text:span text:style-name="T48"> </text:span><text:span text:style-name="T49">data </text:span><text:span text:style-name="T44">must be compressed with bgzip </text:span><text:span text:style-name="T42">(b</text:span><text:span text:style-name="T44">lock compression/decompression utility</text:span><text:span text:style-name="T42">) and indexed with </text:span><text:span text:style-name="T44">tabix </text:span><text:span text:style-name="T42">(g</text:span><text:span text:style-name="T44">eneric indexer for TAB-delimited genome position files</text:span><text:span text:style-name="T42">). </text:span><text:span text:style-name="T50">The b</text:span><text:span text:style-name="T42">oth utilities are parts of </text:span><text:span text:style-name="T44">Samtools - a suite of programs for interacting with high-throughput sequencing data </text:span><text:span text:style-name="T42">(</text:span><text:a xlink:type="simple" xlink:href="http://www.htslib.org/" text:style-name="Internet_20_link" text:visited-style-name="Visited_20_Internet_20_Link"><text:span text:style-name="T42">http://www.htslib.org</text:span></text:a><text:span text:style-name="T42">)</text:span><text:span text:style-name="T44">.</text:span></text:p>
      <text:p text:style-name="P15"/>
      <text:p text:style-name="P8">OUTPUT FILE FORMATS</text:p>
      <text:p text:style-name="P8"/>
      <text:p text:style-name="P54">PeptoVar creates <text:span text:style-name="T57">four files in CSV format (TAB-</text:span><text:span text:style-name="T44">delimited</text:span><text:span text:style-name="T57">) with a header in the output directory: the file for peptides (if -peptlen option has a value more than 0), the file for proteins (if -peptlen option has 0 value), the file for polymorphisms (if -var option is utilized) and the file for warnings.</text:span></text:p>
      <text:p text:style-name="P8"><text:soft-page-break/></text:p>
      <text:p text:style-name="P57"><text:span text:style-name="T24">Data fields in the file for peptides </text:span><text:span text:style-name="T29">(sample_name.pept.csv)</text:span><text:span text:style-name="T62">:</text:span></text:p>
      <text:p text:style-name="P58">chrom – <text:span text:style-name="T58">chromosome number (or locus name)</text:span></text:p>
      <text:p text:style-name="P58">transcript_id – <text:span text:style-name="T58">transcript ID</text:span></text:p>
      <text:p text:style-name="P58">sample – <text:span text:style-name="T58">sample name</text:span></text:p>
      <text:p text:style-name="P58">sample_allele1 – <text:span text:style-name="T58">sample allele 1 (‘0’ - not in allele 1; ‘1’ - in allele 1)</text:span></text:p>
      <text:p text:style-name="P59">sample_allele2 – <text:span text:style-name="T58">sample allele 2 (‘0’ - not in allele 2; ‘1’ - in allele 2)</text:span></text:p>
      <text:p text:style-name="P58">beg – <text:span text:style-name="T58">start genome position of the peptide (peptide shadow position, see Fig.4)</text:span></text:p>
      <text:p text:style-name="P62">end – <text:span text:style-name="T58">end genome position of the peptide (peptide shadow position, see Fig.4)</text:span></text:p>
      <text:p text:style-name="P60"><text:span text:style-name="T59">upstream_</text:span>fshifts – <text:span text:style-name="T59">frame shifts in upstream of the peptide</text:span></text:p>
      <text:p text:style-name="P65">variations(positions_in_matrix) - <text:s/><text:span text:style-name="T60">polymorphisms inside the peptide with nucleotide positions</text:span></text:p>
      <text:p text:style-name="P58">peptide – <text:span text:style-name="T61">peptide sequence</text:span></text:p>
      <text:p text:style-name="P58">matrix – <text:span text:style-name="T61">genome sequence of translation to the peptide</text:span></text:p>
      <text:p text:style-name="P87"/>
      <text:p text:style-name="P57"><text:span text:style-name="T24">Data fields in the file for proteins </text:span><text:span text:style-name="T29">(sample_name.prot.csv)</text:span><text:span text:style-name="T62">:</text:span></text:p>
      <text:p text:style-name="P61">chrom – <text:span text:style-name="T58">chromosome number (or locus name)</text:span></text:p>
      <text:p text:style-name="P61">transcript_id – <text:span text:style-name="T58">transcript ID</text:span></text:p>
      <text:p text:style-name="P61">sample – <text:span text:style-name="T58">sample name</text:span></text:p>
      <text:p text:style-name="P61">sample_allele1 – <text:span text:style-name="T58">sample allele 1 (‘0’ - not in allele 1; ‘1’ - in allele 1)</text:span></text:p>
      <text:p text:style-name="P61">sample_allele2 – <text:span text:style-name="T58">sample allele 2 (‘0’ - not in allele 2; ‘1’ - in allele 2)</text:span></text:p>
      <text:p text:style-name="P61">beg – <text:span text:style-name="T58">start genome position of the protein</text:span></text:p>
      <text:p text:style-name="P61">end – <text:span text:style-name="T58">end genome position of the protein</text:span></text:p>
      <text:p text:style-name="P66">variations(positions_in_matrix) – <text:span text:style-name="T60">polymorphisms inside the proteins with nucleotide positions</text:span></text:p>
      <text:p text:style-name="P63"><text:span text:style-name="T63">protein</text:span> – <text:span text:style-name="T63">protein sequence</text:span></text:p>
      <text:p text:style-name="P63">matrix – <text:span text:style-name="T61">genome sequence of translation to the protein</text:span></text:p>
      <text:p text:style-name="P63"/>
      <text:p text:style-name="P56"><text:span text:style-name="T24">Data fields in the file for polymorphisms </text:span><text:span text:style-name="T28">(variations.csv)</text:span><text:span text:style-name="T62">:</text:span></text:p>
      <text:p text:style-name="P64">transcript_id – <text:span text:style-name="T58">transcript ID</text:span></text:p>
      <text:p text:style-name="P64"><text:span text:style-name="T64">variation</text:span>_id – <text:span text:style-name="T62">polymorphism ID</text:span></text:p>
      <text:p text:style-name="P65">beg – <text:span text:style-name="T58">start genome position of the polymorphism</text:span></text:p>
      <text:p text:style-name="P65">end – <text:span text:style-name="T58">end genome position of the polymorphism</text:span></text:p>
      <text:p text:style-name="P69">allele_id – <text:span text:style-name="T65">allele ID (polymorphism_ID:polymorphism_sequence=[allele_fequency](ref|alt), where ref - reference sequence, alt - alternative sequence)</text:span></text:p>
      <text:p text:style-name="P67">sample – <text:span text:style-name="T58">sample name</text:span></text:p>
      <text:p text:style-name="P67">sample_allele1 – <text:span text:style-name="T58">sample allele 1 (‘0’ - not in allele 1; ‘1’ - in allele 1)</text:span></text:p>
      <text:p text:style-name="P67"><text:soft-page-break/>sample_allele2 – <text:span text:style-name="T58">sample allele 2 (‘0’ - not in allele 2; ‘1’ - in allele 2)</text:span></text:p>
      <text:p text:style-name="P77">synonymous – ‘<text:span text:style-name="T66">1’ if <text:s/>the polymorphisms is </text:span>synonymous, <text:span text:style-name="T66">else ‘0’</text:span></text:p>
      <text:p text:style-name="P68"><text:span text:style-name="T59">upstream_</text:span>fshifts – <text:span text:style-name="T59">frame shifts in upstream of the polymorphism</text:span></text:p>
      <text:p text:style-name="P71">prefix_alleles – <text:span text:style-name="T68">polymorphisms in the polymorphism prefix</text:span></text:p>
      <text:p text:style-name="P75">prefix – <text:span text:style-name="T67">sequence of the polymorphism prefix (the polymorphism sequence addition to get the first complete codon)</text:span></text:p>
      <text:p text:style-name="P72">allele – <text:span text:style-name="T67">sequence of the polymorphism</text:span></text:p>
      <text:p text:style-name="P76">suffix – <text:span text:style-name="T67">sequence of the polymorphism suffix (the polymorphism sequence addition to get the last complete codon)</text:span></text:p>
      <text:p text:style-name="P73">suffix_alleles – <text:span text:style-name="T68">polymorphisms in the polymorphism </text:span>suffix</text:p>
      <text:p text:style-name="P74">translation – <text:span text:style-name="T69">translation of the polymorphism with the siffix and the prefix</text:span></text:p>
      <text:p text:style-name="P74"/>
      <text:p text:style-name="P88"><text:span text:style-name="T30">NOTE</text:span><text:span text:style-name="T6">: </text:span><text:span text:style-name="T9">ID of </text:span><text:span text:style-name="T5">synonymous </text:span><text:span text:style-name="T7">polymorphism </text:span><text:span text:style-name="T6">alleles </text:span><text:span text:style-name="T8">a</text:span><text:span text:style-name="T74">re enclosed in square brackets</text:span></text:p>
      <text:p text:style-name="P70"/>
      <text:p text:style-name="P55"><text:span text:style-name="T33">File with w</text:span><text:span text:style-name="T25">arnings </text:span><text:span text:style-name="T26">(</text:span><text:span text:style-name="T27">warnings.csv</text:span><text:span text:style-name="T26">)</text:span><text:span text:style-name="T70">:</text:span></text:p>
      <text:p text:style-name="P79">PeptoVar inspect <text:span text:style-name="T73">records</text:span> in the VCF <text:span text:style-name="T73">and the GFF</text:span> file<text:span text:style-name="T73">s</text:span> for<text:span text:style-name="T72"> </text:span>collisions.</text:p>
      <text:p text:style-name="P82">The most important <text:span text:style-name="T86">ones:</text:span></text:p>
      <text:p text:style-name="P78">- multiple polymorphisms with the same ID</text:p>
      <text:p text:style-name="P78">- multiple polymorphisms with the same genome positions but different ID</text:p>
      <text:p text:style-name="P78">- <text:span text:style-name="T71">intersection of a polymorphism and the exon border (in this case we don’t know where is a site of splicing)</text:span></text:p>
      <text:p text:style-name="P80">- <text:span text:style-name="T73">no data for the sample in the VCF file</text:span></text:p>
      <text:p text:style-name="P81">- <text:span text:style-name="T73">no genome sequence in the exon position range</text:span></text:p>
      <text:p text:style-name="P81"/>
      <text:p text:style-name="P38">UNDER THE HOOD</text:p>
      <text:p text:style-name="P83"/>
      <text:p text:style-name="P86">The main idea of <text:span text:style-name="T89">PeptoVar</text:span> is decrease computational complexity of translation nucleotide sequence with a generous amount of polymorphisms <text:span text:style-name="T91">and determine their translation dependencies (allele combinations of frame shifts and closely located </text:span>polymorphisms <text:span text:style-name="T92">which are diversity factors for translation products).</text:span></text:p>
      <text:p text:style-name="P85"/>
      <text:p text:style-name="P84"><text:s/><text:span text:style-name="T90">The program algorithm consists of several base stages:</text:span></text:p>
      <text:p text:style-name="P93">1) reading input data</text:p>
      <text:p text:style-name="P90"><text:span text:style-name="T89">2</text:span>) <text:span text:style-name="T87">building graph for nucleotide sequense</text:span></text:p>
      <text:p text:style-name="P91"><text:span text:style-name="T89">3</text:span>) insertion genomic polymorphisms to the graph as extra paths</text:p>
      <text:p text:style-name="P91"><text:soft-page-break/><text:span text:style-name="T89">4</text:span>) attaching prefixes and suffixes to branching paths according to the reading frames (<text:span text:style-name="T4">including frames induced from upstream frame shifts</text:span>)</text:p>
      <text:p text:style-name="P91"><text:span text:style-name="T89">5</text:span>) <text:span text:style-name="T88">removing synonymous branches</text:span></text:p>
      <text:p text:style-name="P92"><text:span text:style-name="T89">6</text:span>) translation the graph to peptides</text:p>
      <text:p text:style-name="P48"><text:span text:style-name="T89">7) substitution peptide sets </text:span><text:span text:style-name="T81">(for a pair of samples)</text:span></text:p>
      <text:p text:style-name="P93">8) writing the result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text:anchor-type="paragraph" draw:z-index="1" draw:name="Shape2" draw:style-name="gr2" draw:text-style-name="P94" svg:width="6.8504in" svg:height="2.4004in" svg:x="0.0209in" svg:y="-0.0063in"><draw:image xlink:href="Pictures/200003F600007C8600002BA996018FB6A6F4523A.svm" xlink:type="simple" xlink:show="embed" xlink:actuate="onLoad"><text:p/></draw:image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9"><text:span text:style-name="T21">Fig. 2</text:span> The variation type (synonymous or non-synonymous) depends on frame shifts in upstream.</text:p>
      <text:p text:style-name="P49">PeptoVar considers full set of frame shift combinations in upstream to classify each polymorphism <text:span text:style-name="T2">properly.</text:span></text:p>
      <text:p text:style-name="P50"/>
      <text:p text:style-name="P50"/>
      <text:p text:style-name="P50"><draw:frame text:anchor-type="paragraph" draw:z-index="2" draw:name="Shape3" draw:style-name="gr3" draw:text-style-name="P94" svg:width="5.6598in" svg:height="3.5004in" svg:x="0.3937in" svg:y="0.1in"><draw:image xlink:href="Pictures/200004EA00005DA1000039E944E398477C80169B.svm" xlink:type="simple" xlink:show="embed" xlink:actuate="onLoad"><text:p/></draw:image></draw:frame></text:p>
      <text:p text:style-name="P50"/>
      <text:p text:style-name="P50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2"><text:span text:style-name="T21">Fig. </text:span><text:span text:style-name="T22">3</text:span><text:span text:style-name="T54"> Combinatorial explosion of translation to protein in case variations occur consecutively. For each variation PeptoVar takes prefixes and suffixes and determines functional paths including <text:s/>translation frames induced from upstream frame shifts.</text:span></text:p>
      <text:p text:style-name="P53"/>
      <text:p text:style-name="P53"><text:soft-page-break/></text:p>
      <text:p text:style-name="P53"><draw:frame text:anchor-type="paragraph" draw:z-index="3" draw:name="Shape4" draw:style-name="gr4" draw:text-style-name="P94" svg:width="5.5205in" svg:height="3.5004in" svg:x="0.5311in" svg:y="0.0465in"><draw:image xlink:href="Pictures/200003AD00006593000040705BDCC069D059F10F.svm" xlink:type="simple" xlink:show="embed" xlink:actuate="onLoad"><text:p/></draw:image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36"/>
      <text:p text:style-name="P36"/>
      <text:p text:style-name="P36"/>
      <text:p text:style-name="P36"/>
      <text:p text:style-name="P47"><text:span text:style-name="T32">Fig. </text:span><text:span text:style-name="T31">4</text:span><text:span text:style-name="T4"> The problem of </text:span><text:span text:style-name="T11">peptide </text:span><text:span text:style-name="T15">positioning</text:span><text:span text:style-name="T11"> </text:span><text:span text:style-name="T14">on</text:span><text:span text:style-name="T11"> </text:span><text:span text:style-name="T10">genome </text:span><text:span text:style-name="T14">sequence</text:span><text:span text:style-name="T4">. If peptide translation starts or/and ends </text:span><text:span text:style-name="T11">on</text:span><text:span text:style-name="T4"> </text:span><text:span text:style-name="T12">a </text:span><text:span text:style-name="T4">genome insertion the peptide position can be presented as a “peptide shadow”:</text:span></text:p>
      <text:p text:style-name="P45"><text:span text:style-name="T13">start_</text:span><text:span text:style-name="T4">shadow_</text:span><text:span text:style-name="T13">position = l</text:span><text:span text:style-name="T74">eftmost_</text:span><text:span text:style-name="T80">translated_</text:span><text:span text:style-name="T75">reference_position </text:span><text:span text:style-name="T74">- </text:span><text:span text:style-name="T78">number_of_</text:span><text:span text:style-name="T77">translated_</text:span><text:span text:style-name="T76">insertion_nucleot</text:span><text:span text:style-name="T77">ides</text:span><text:span text:style-name="T76">; </text:span></text:p>
      <text:p text:style-name="P45"><text:span text:style-name="T76">end_</text:span><text:span text:style-name="T79">shadow_</text:span><text:span text:style-name="T76">position = <text:s/></text:span><text:span text:style-name="T75">rightmost_</text:span><text:span text:style-name="T80">translated_</text:span><text:span text:style-name="T75">reference</text:span><text:span text:style-name="T80">_</text:span><text:span text:style-name="T75">position </text:span><text:span text:style-name="T76">+ </text:span><text:span text:style-name="T78">number_of_</text:span><text:span text:style-name="T77">translated_</text:span><text:span text:style-name="T76">insertion_nucleot</text:span><text:span text:style-name="T77">ides</text:span><text:span text:style-name="T76">;</text:span></text:p>
      <text:p text:style-name="P36"/>
      <text:p text:style-name="P36"/>
      <text:p text:style-name="P36">LICENSE</text:p>
      <text:p text:style-name="P36"/>
      <text:p text:style-name="P31">Copyright (c) 2017, D. Malko All Rights Reserved</text:p>
      <text:p text:style-name="P31">PeptoVar is free software: you can redistribute it and/or modify it under the terms of the GNU General Public License as published by the Free Software Foundation, either version 3 of the License, or (at your option) any later version.</text:p>
      <text:p text:style-name="P31">This program is distributed in the hope that it will be useful, but WITHOUT ANY WARRANTY; without even the implied warranty of MERCHANTABILITY or FITNESS FOR A PARTICULAR PURPOSE. See the GNU General Public License for more details.</text:p>
      <text:p text:style-name="P30">You should have received a copy of the GNU General Public License along with this program. If not, see <text:a xlink:type="simple" xlink:href="http://www.gnu.org/licenses/" text:style-name="Internet_20_link" text:visited-style-name="Visited_20_Internet_20_Link">http://www.gnu.org/licenses/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36:50.905121967</meta:creation-date>
    <dc:date>2017-08-01T19:32:09.889592644</dc:date>
    <meta:editing-duration>PT9H32M3S</meta:editing-duration>
    <meta:editing-cycles>234</meta:editing-cycles>
    <meta:generator>LibreOffice/5.1.6.2$Linux_X86_64 LibreOffice_project/10m0$Build-2</meta:generator>
    <meta:document-statistic meta:table-count="0" meta:image-count="0" meta:object-count="0" meta:page-count="8" meta:paragraph-count="126" meta:word-count="1295" meta:character-count="8909" meta:non-whitespace-character-count="7614"/>
  </office:meta>
</office:document-meta>
</file>